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Lucida Console1" svg:font-family="'Lucida Console'"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fo:font-size="14pt" fo:font-weight="bold" officeooo:rsid="00304dff" officeooo:paragraph-rsid="00304dff" style:font-size-asian="14pt" style:font-weight-asian="bold" style:font-size-complex="14pt" style:font-weight-complex="bold"/>
    </style:style>
    <style:style style:name="P10" style:family="paragraph" style:parent-style-name="Standard">
      <style:text-properties officeooo:rsid="001a4a50" officeooo:paragraph-rsid="001b987d"/>
    </style:style>
    <style:style style:name="P11" style:family="paragraph" style:parent-style-name="Standard">
      <style:text-properties officeooo:rsid="00173c77" officeooo:paragraph-rsid="00169374"/>
    </style:style>
    <style:style style:name="P12" style:family="paragraph" style:parent-style-name="Standard">
      <style:text-properties officeooo:rsid="001b987d" officeooo:paragraph-rsid="001b987d"/>
    </style:style>
    <style:style style:name="P13" style:family="paragraph" style:parent-style-name="Standard">
      <style:text-properties officeooo:rsid="001f09fc" officeooo:paragraph-rsid="001f09fc"/>
    </style:style>
    <style:style style:name="P14" style:family="paragraph" style:parent-style-name="Standard">
      <style:text-properties officeooo:rsid="00248ec3" officeooo:paragraph-rsid="00248ec3"/>
    </style:style>
    <style:style style:name="P15"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6" style:family="paragraph" style:parent-style-name="Standard">
      <style:text-properties officeooo:rsid="002bc5bd" officeooo:paragraph-rsid="002bc5bd"/>
    </style:style>
    <style:style style:name="P17" style:family="paragraph" style:parent-style-name="Standard">
      <style:text-properties fo:font-weight="bold" officeooo:rsid="00248ec3" officeooo:paragraph-rsid="00248ec3" style:font-weight-asian="bold" style:font-weight-complex="bold"/>
    </style:style>
    <style:style style:name="P18" style:family="paragraph" style:parent-style-name="Standard">
      <style:text-properties officeooo:rsid="0025e98d" officeooo:paragraph-rsid="0025e98d"/>
    </style:style>
    <style:style style:name="P19" style:family="paragraph" style:parent-style-name="Standard">
      <style:text-properties officeooo:rsid="002df576" officeooo:paragraph-rsid="002df576"/>
    </style:style>
    <style:style style:name="P20" style:family="paragraph" style:parent-style-name="Standard">
      <style:text-properties officeooo:rsid="002e0d92" officeooo:paragraph-rsid="002e0d92"/>
    </style:style>
    <style:style style:name="P21" style:family="paragraph" style:parent-style-name="Standard">
      <style:text-properties officeooo:rsid="00304dff" officeooo:paragraph-rsid="00304dff"/>
    </style:style>
    <style:style style:name="P22" style:family="paragraph" style:parent-style-name="Standard">
      <style:text-properties fo:font-weight="normal" officeooo:rsid="00304dff" officeooo:paragraph-rsid="00304dff" style:font-weight-asian="normal" style:font-weight-complex="normal"/>
    </style:style>
    <style:style style:name="P23" style:family="paragraph" style:parent-style-name="Standard">
      <style:text-properties fo:font-weight="normal" officeooo:rsid="0030e2f9" officeooo:paragraph-rsid="00304dff" style:font-weight-asian="normal" style:font-weight-complex="normal"/>
    </style:style>
    <style:style style:name="P24" style:family="paragraph" style:parent-style-name="Standard">
      <style:text-properties fo:font-weight="normal" officeooo:rsid="0030e2f9" officeooo:paragraph-rsid="0030e2f9" style:font-weight-asian="normal" style:font-weight-complex="normal"/>
    </style:style>
    <style:style style:name="P25" style:family="paragraph" style:parent-style-name="Standard">
      <style:text-properties fo:font-weight="normal" officeooo:rsid="0030e2f9" officeooo:paragraph-rsid="0030e2f9" style:font-weight-asian="normal" style:font-weight-complex="normal"/>
    </style:style>
    <style:style style:name="P26" style:family="paragraph" style:parent-style-name="Standard">
      <style:text-properties fo:font-weight="normal" officeooo:rsid="0038bb36" officeooo:paragraph-rsid="0038bb36" style:font-weight-asian="normal" style:font-weight-complex="normal"/>
    </style:style>
    <style:style style:name="P27" style:family="paragraph" style:parent-style-name="Standard">
      <style:text-properties fo:font-weight="normal" officeooo:rsid="003d2915" officeooo:paragraph-rsid="003d2915" style:font-weight-asian="normal" style:font-weight-complex="normal"/>
    </style:style>
    <style:style style:name="P28" style:family="paragraph" style:parent-style-name="Standard">
      <style:text-properties fo:font-weight="normal" officeooo:rsid="003f9352" officeooo:paragraph-rsid="003f9352" style:font-weight-asian="normal" style:font-weight-complex="normal"/>
    </style:style>
    <style:style style:name="P29" style:family="paragraph" style:parent-style-name="Standard">
      <style:text-properties fo:font-weight="normal" officeooo:rsid="0042187e" officeooo:paragraph-rsid="0038bb36" style:font-weight-asian="normal" style:font-weight-complex="normal"/>
    </style:style>
    <style:style style:name="P30" style:family="paragraph" style:parent-style-name="Standard">
      <style:text-properties fo:font-weight="bold" officeooo:rsid="0038bb36" officeooo:paragraph-rsid="0038bb36" style:font-weight-asian="bold" style:font-weight-complex="bold"/>
    </style:style>
    <style:style style:name="P31" style:family="paragraph">
      <style:paragraph-properties fo:text-align="center"/>
    </style:style>
    <style:style style:name="P32" style:family="paragraph">
      <loext:graphic-properties draw:fill="none" draw:fill-color="#000000"/>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ffffff"/>
    </style:style>
    <style:style style:name="P35" style:family="paragraph">
      <loext:graphic-properties draw:fill-color="#000000"/>
      <style:paragraph-properties fo:text-align="center"/>
    </style:style>
    <style:style style:name="P36" style:family="paragraph">
      <loext:graphic-properties draw:fill-color="#ffffff"/>
      <style:paragraph-properties fo:text-align="center"/>
    </style:style>
    <style:style style:name="P37" style:family="paragraph">
      <loext:graphic-properties draw:fill="solid" draw:fill-color="#ccff99"/>
      <style:paragraph-properties fo:text-align="center"/>
      <style:text-properties fo:font-size="12pt"/>
    </style:style>
    <style:style style:name="P38" style:family="paragraph">
      <loext:graphic-properties draw:fill="solid" draw:fill-color="#ccff99"/>
      <style:paragraph-properties fo:text-align="center"/>
    </style:style>
    <style:style style:name="P39" style:family="paragraph">
      <loext:graphic-properties draw:fill-color="#ccff99"/>
      <style:paragraph-properties fo:text-align="center"/>
    </style:style>
    <style:style style:name="P40" style:family="paragraph">
      <loext:graphic-properties draw:fill="solid" draw:fill-color="#729fcf"/>
      <style:paragraph-properties fo:text-align="center"/>
      <style:text-properties fo:font-size="12pt"/>
    </style:style>
    <style:style style:name="P41" style:family="paragraph">
      <style:paragraph-properties style:text-autospace="none"/>
      <style:text-properties style:font-name="Lucida Console1" fo:font-size="9pt" style:font-name-asian="Lucida Console1" style:font-size-asian="9pt" style:font-name-complex="Lucida Console1" style:font-size-complex="9pt"/>
    </style:style>
    <style:style style:name="P42" style:family="paragraph">
      <loext:graphic-properties draw:fill="solid" draw:fill-color="#ffcccc"/>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fo:font-weight="bold" officeooo:rsid="00415a2d" style:font-weight-asian="bold" style:font-weight-complex="bold"/>
    </style:style>
    <style:style style:name="T9" style:family="text">
      <style:text-properties officeooo:rsid="002512ea"/>
    </style:style>
    <style:style style:name="T10" style:family="text">
      <style:text-properties officeooo:rsid="002e0d92"/>
    </style:style>
    <style:style style:name="T11" style:family="text">
      <style:text-properties fo:font-weight="normal" style:font-weight-asian="normal" style:font-weight-complex="normal"/>
    </style:style>
    <style:style style:name="T12" style:family="text">
      <style:text-properties fo:font-weight="normal" officeooo:rsid="0030e2f9" style:font-weight-asian="normal" style:font-weight-complex="normal"/>
    </style:style>
    <style:style style:name="T13" style:family="text">
      <style:text-properties officeooo:rsid="003dfc68"/>
    </style:style>
    <style:style style:name="T14" style:family="text">
      <style:text-properties officeooo:rsid="00415a2d"/>
    </style:style>
    <style:style style:name="T15" style:family="text">
      <style:text-properties officeooo:rsid="0043cdc2"/>
    </style:style>
    <style:style style:name="T16" style:family="text">
      <style:text-properties fo:color="#000000" style:font-name="Lucida Console" fo:font-size="9pt" style:font-size-asian="9pt" fo:background-color="#fffff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marker-start-width="0.494cm" draw:marker-end-width="0.494cm"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9cm" svg:stroke-color="#000000" draw:marker-start-width="0.494cm" draw:marker-end-width="0.494cm" draw:fill-color="#ccff99" draw:textarea-horizontal-align="justify" draw:textarea-vertical-align="middle" draw:auto-grow-height="false" fo:min-height="0.848cm" fo:min-width="3.0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0000" draw:marker-start-width="0.494cm" draw:marker-end-width="0.494cm" draw:fill-color="#ccff99" draw:textarea-horizontal-align="justify" draw:textarea-vertical-align="middle" draw:auto-grow-height="false" fo:min-height="0.799cm" fo:min-width="2.96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width="0.049cm" svg:stroke-color="#000000" draw:marker-start-width="0.494cm" draw:marker-end-width="0.494cm" draw:fill="solid" draw:fill-color="#ffcccc" draw:textarea-vertical-align="middle" fo:min-height="2.282cm" fo:padding-top="0.425cm" fo:padding-bottom="0.425cm" fo:padding-left="0.425cm" fo:padding-right="0.4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1">Um GIT effektiv zu nutzen empfiehlt sich die Nutzung eines dedizierten Arbeitsprozesses, eines sogenannten „Workflows“. In der GIT 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4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10">Wir beginnen mit einem zentralen Repository als Einstiegspunkt für alle Änderungen am Projekt. „<text:span text:style-name="T4">Master“ ist der default Development Branch und „Stable“ Branch enthält die gegenwärtig funktionale Version unseres Produkts.</text:span></text:p>
      <text:p text:style-name="P10"/>
      <text:p text:style-name="P12">Alle Entwickler „pullen“ von diesem zentralen Repository und können dann lokal und unabhängig voneinander an den Projektdateien arbeiten. „<text:span text:style-name="T5">Staging“ und auch das „committen“ von Änderungen findet also nur lokal statt und erst dann, wenn ein gewünschter Zustand erreicht ist zum Server „gepusht“. Der gesamte Entwicklungsprozess soll dabei im „Master“ Branch stattfinden. Im Master Branch wird also getestet, ausprobiert und beraten. Der Master Branch ist die Sandbox der Software. Zusätzlich zum Master 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2"/>
      <text:p text:style-name="P13">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3"/>
      <text:p text:style-name="P13"/>
      <text:p text:style-name="P13"/>
      <text:p text:style-name="P15"><text:soft-page-break/>Praktischer Verlauf</text:p>
      <text:p text:style-name="P14"/>
      <text:p text:style-name="P14">Die Codebasis wird mit einem initialen Commit zum Server-Repository hinzugefügt und dann von jedem Entwickler geklont. Alle Entwickler verfügen außerdem über Schreibrechte auf dem Server-Repo um ihre lokalen Änderungen hinzufügen zu können. Sogenannte „pull-requests“ werden nicht benötigt. Gearbeitet wird hauptsächlich im Master Branch. In den Stable Branch wird nur nach einer <text:span text:style-name="T9">Beratung im Team </text:span>gemerged oder gepusht. Ob Master oder Stable, gepush<text:span text:style-name="T9">t</text:span> werden nur funktionsfähige Versionen Software. Es wäre ziemlich sinnfrei den anderen Entwicklern defekte<text:span text:style-name="T9">n Code zum Arbeiten zu geben. Eigener Code wird also nur getestet zum Server gepusht.1</text:span></text:p>
      <text:p text:style-name="P14"/>
      <text:p text:style-name="P14"/>
      <text:p text:style-name="P17">Bespiel:</text:p>
      <text:p text:style-name="P14"/>
      <text:p text:style-name="P14">Entwickler Horsti klont das Master Repo und <text:span text:style-name="T9">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6">Nachdem Horsti seine Arbeit beendet hat, ist er nun bereit seine Daten auf den Server zu übertragen. </text:p>
      <text:p text:style-name="P18"><draw:frame text:anchor-type="paragraph" draw:z-index="15" draw:name="Form14" draw:style-name="gr9" draw:text-style-name="P34" svg:width="1.985cm" svg:height="0.976cm" svg:x="10.894cm" svg:y="2.669cm"><draw:text-box><text:p>Commits</text:p><text:p/></draw:text-box></draw:frame><draw:line text:anchor-type="paragraph" draw:z-index="14" draw:name="Form13" draw:style-name="gr8" draw:text-style-name="P31" svg:x1="8.195cm" svg:y1="3.886cm" svg:x2="8.195cm" svg:y2="3.568cm"><text:p/></draw:line><draw:line text:anchor-type="paragraph" draw:z-index="13" draw:name="Form12" draw:style-name="gr8" draw:text-style-name="P31" svg:x1="5.602cm" svg:y1="3.859cm" svg:x2="5.602cm" svg:y2="3.568cm"><text:p/></draw:line><draw:line text:anchor-type="paragraph" draw:z-index="12" draw:name="Form11" draw:style-name="gr8" draw:text-style-name="P31" svg:x1="3.274cm" svg:y1="3.859cm" svg:x2="3.274cm" svg:y2="3.568cm"><text:p/></draw:line><draw:line text:anchor-type="paragraph" draw:z-index="11" draw:name="Form10" draw:style-name="gr8" draw:text-style-name="P31" svg:x1="0.945cm" svg:y1="3.859cm" svg:x2="0.945cm" svg:y2="3.568cm"><text:p/></draw:line><draw:line text:anchor-type="paragraph" draw:z-index="10" draw:name="Form9" draw:style-name="gr8" draw:text-style-name="P31" svg:x1="0.945cm" svg:y1="3.568cm" svg:x2="8.856cm" svg:y2="3.568cm"><text:p/></draw:line><draw:line text:anchor-type="paragraph" draw:z-index="9" draw:name="Form8" draw:style-name="gr7" draw:text-style-name="P35" svg:x1="8.856cm" svg:y1="3.568cm" svg:x2="10.682cm" svg:y2="3.039cm"><text:p/></draw:line><draw:frame text:anchor-type="paragraph" draw:z-index="8" draw:name="Form7" draw:style-name="gr6" draw:text-style-name="P34"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31" svg:x1="2.85cm" svg:y1="4.256cm" svg:x2="1.395cm" svg:y2="4.256cm"><text:p/></draw:line><draw:line text:anchor-type="paragraph" draw:z-index="5" draw:name="Form4" draw:style-name="gr1" draw:text-style-name="P31" svg:x1="5.179cm" svg:y1="4.256cm" svg:x2="3.618cm" svg:y2="4.256cm"><text:p/></draw:line><draw:custom-shape text:anchor-type="paragraph" draw:z-index="4" draw:name="Form2" draw:style-name="gr4" draw:text-style-name="P32"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33"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33"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32"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31" svg:x1="5.946cm" svg:y1="4.23cm" svg:x2="8.539cm" svg:y2="4.23cm"><text:p/></draw:line></text:p>
      <text:p text:style-name="P18"/>
      <text:p text:style-name="P18"><draw:custom-shape text:anchor-type="paragraph" draw:z-index="17" draw:name="Form15" draw:style-name="gr11" draw:text-style-name="P36" svg:width="2.991cm" svg:height="1.403cm" svg:x="1.819cm" svg:y="0.467cm"><text:p text:style-name="P31">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8"><draw:custom-shape text:anchor-type="paragraph" draw:z-index="16" draw:name="Form15" draw:style-name="gr10" svg:width="2.991cm" svg:height="1.403cm" svg:x="6.687cm" svg:y="0.06cm"><text:p text:style-name="P31">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as obige Beispiel zeigt den Idealzustand für den Entwickler. Der Master Branch auf dem Server hat sich noch nicht verändert und Horsti ist daher nun in der Lage seine lokalen Änderungen direkt auf den Server zu pushen. <text:s/>„Origin/Master“ steht hier und im folgenden Text für das zentrale <text:span text:style-name="T10">Server-</text:span>Repository, <text:span text:style-name="T10">währen „Master“ für sich genommen immer auf den individuellen lokalen Master zeigt.</text:span></text:p>
      <text:p text:style-name="P20"/>
      <text:p text:style-name="P20">Eine wichtige Regel läßt sich hieraus schon ableiten. <text:span text:style-name="T7">Pulle immer von Origin/Master bevor Du mit der Arbeit beginnst. </text:span><text:span text:style-name="T11">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Durch stetiges „pull-before-edit“ lassen sich viele Konflikte von vornherein vermeiden und wir verwenden weniger Zeit mit dem lösen dieser Konflikte.</text:span></text:p>
      <text:p text:style-name="P9"><text:soft-page-break/>Merge – Konflikte</text:p>
      <text:p text:style-name="P22"/>
      <text:p text:style-name="P21"><text:span text:style-name="T11">Der vorherige Idealzustand ist leider nicht der Normalzustand leider. </text:span><text:span text:style-name="T12">Sehen wir uns folgendes Beispiel an. Horsti und Bärbel arbeiten am selben Projekt. Beide haben gerade von Origin/Master gepulled und sind somit auf dem selben Stand. Beide beginnen nun unabhängig von einander verschiedene Teile des Projektes weiter zu entwickeln.</text:span></text:p>
      <text:p text:style-name="P23"/>
      <text:p text:style-name="P24">Als erstes ist Bärbel fertig und möchte ihre Änderungen nun zu Origin/Master pushen. Kein Problem. Da Horsti noch nicht gepusht ist Origin/Master ist immer noch auf dem Ausgangszustand und Bärbel kann wie gewohnt pushen. Horsti ist nun auch endlich fertig und möchte nun seinerseits pushen. Leider antwortet ihm der Server mit einer Fehlermeldung, da Origin/Master sich nun nicht mehr im Ausgangszustand, sondern auf dem Stand von Bärbels Master befindet.</text:p>
      <text:p text:style-name="P24"/>
      <text:p text:style-name="P24"><draw:custom-shape text:anchor-type="paragraph" draw:z-index="25" draw:name="Form15" draw:style-name="gr12" draw:text-style-name="P31" svg:width="2.991cm" svg:height="1.403cm" svg:x="9.386cm" svg:y="0.293cm"><text:p text:style-name="P31">Origin/Master</text:p><text:p text:style-name="P31">After Bärbel</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26" draw:name="Form15" draw:style-name="gr11" draw:text-style-name="P36" svg:width="2.991cm" svg:height="1.403cm" svg:x="1.633cm" svg:y="0.25cm"><text:p text:style-name="P31">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4"/>
      <text:p text:style-name="P24"><draw:line text:anchor-type="paragraph" draw:z-index="18" draw:name="Form1" draw:style-name="gr1" draw:text-style-name="P31" svg:x1="8.645cm" svg:y1="1.637cm" svg:x2="11.238cm" svg:y2="1.637cm"><text:p/></draw:line><draw:custom-shape text:anchor-type="paragraph" draw:z-index="19" draw:name="Form2" draw:style-name="gr4" draw:text-style-name="P32" svg:width="0.768cm" svg:height="0.768cm" svg:x="2.79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2" draw:style-name="gr3" draw:text-style-name="P33" svg:width="0.768cm" svg:height="0.768cm" svg:x="10.47cm" svg:y="1.2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2" draw:style-name="gr3" draw:text-style-name="P33" svg:width="0.768cm" svg:height="0.768cm" svg:x="7.87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2" draw:style-name="gr4" draw:text-style-name="P32" svg:width="0.768cm" svg:height="0.768cm" svg:x="0.575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4" draw:style-name="gr1" draw:text-style-name="P31" svg:x1="5.126cm" svg:y1="1.663cm" svg:x2="3.565cm" svg:y2="1.663cm"><text:p/></draw:line><draw:line text:anchor-type="paragraph" draw:z-index="24" draw:name="Form5" draw:style-name="gr1" draw:text-style-name="P31" svg:x1="2.797cm" svg:y1="1.663cm" svg:x2="1.342cm" svg:y2="1.663cm"><text:p/></draw:line><draw:line text:anchor-type="paragraph" draw:z-index="27" draw:name="Form3" draw:style-name="gr1" draw:text-style-name="P31" svg:x1="5.126cm" svg:y1="1.663cm" svg:x2="7.163cm" svg:y2="3.848cm"><text:p/></draw:line><draw:line text:anchor-type="paragraph" draw:z-index="28" draw:name="Form16" draw:style-name="gr1" draw:text-style-name="P31" svg:x1="7.878cm" svg:y1="1.663cm" svg:x2="5.126cm" svg:y2="1.663cm"><text:p/></draw:line><draw:custom-shape text:anchor-type="paragraph" draw:z-index="29" draw:name="Form2" draw:style-name="gr13" draw:text-style-name="P37" svg:width="0.772cm" svg:height="0.773cm" svg:x="7.848cm" svg:y="3.4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2" draw:style-name="gr14" draw:text-style-name="P38" svg:width="0.768cm" svg:height="0.768cm" svg:x="10.418cm" svg:y="3.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2" draw:style-name="gr14" draw:text-style-name="P38" svg:width="0.768cm" svg:height="0.768cm" svg:x="12.852cm" svg:y="3.3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17" draw:style-name="gr1" draw:text-style-name="P31" svg:x1="7.824cm" svg:y1="3.849cm" svg:x2="7.163cm" svg:y2="3.849cm"><text:p/></draw:line><draw:line text:anchor-type="paragraph" draw:z-index="33" draw:name="Form18" draw:style-name="gr1" draw:text-style-name="P31" svg:x1="8.618cm" svg:y1="3.849cm" svg:x2="10.391cm" svg:y2="3.849cm"><text:p/></draw:line><draw:line text:anchor-type="paragraph" draw:z-index="34" draw:name="Form19" draw:style-name="gr1" draw:text-style-name="P31" svg:x1="12.852cm" svg:y1="3.849cm" svg:x2="11.185cm" svg:y2="3.849cm"><text:p/></draw:line><draw:custom-shape text:anchor-type="paragraph" draw:z-index="35" draw:name="Form20" draw:style-name="gr15" draw:text-style-name="P39" svg:width="3.017cm" svg:height="1.271cm" svg:x="11.728cm" svg:y="4.404cm"><text:p text:style-name="P31">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42" draw:name="Form15" draw:style-name="gr11" draw:text-style-name="P36" svg:width="2.991cm" svg:height="1.403cm" svg:x="0.734cm" svg:y="4.547cm"><text:p text:style-name="P31">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Der Push von Horsti verursacht eine solche Fehlermeldung:</text:p>
      <text:p text:style-name="P26"><draw:frame text:anchor-type="paragraph" draw:z-index="56" draw:name="Form24" draw:style-name="gr19" draw:text-style-name="P42" svg:width="14.872cm" svg:height="3.71cm" svg:x="-0.007cm" svg:y="0.178cm"><draw:text-box><text:p text:style-name="P41"><text:s/>! [rejected] <text:s text:c="7"/>master -&gt; master (fetch first)</text:p><text:p text:style-name="P41">error: failed to push some refs to 'D:/repos/origin/'</text:p><text:p text:style-name="P41">hint: Updates were rejected because the remote contains work that you do</text:p><text:p text:style-name="P41">hint: not have locally. This is usually caused by another repository pushing</text:p><text:p text:style-name="P41">hint: to the same ref. You may want to first integrate the remote changes</text:p><text:p text:style-name="P41">hint: (e.g., 'git pull ...') before pushing again.</text:p><text:p text:style-name="P41">hint: See the 'Note about fast-forwards' in 'git push --help' for detail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7">Was also tun? Origin/Master und Master müssen „gemerget“ also zusammengeführt werden. Hier bieten sich zwei verschiedene Methoden an. Das sogenannte „Rebasing“ und der „Merge“. Der „Merge“ ist eine „Non-Destructive“ Methode. Das heißt keine der bereits existierenden Branches wird in irgendeiner Art und Weise verändert <text:span text:style-name="T13">und das Ergebnis wird in einem einzigen „Merge-Commit“ zur Git-Historie hinzugefügt. Diese Methode ist von beiden die sicherere und wird in dieseem Workflow verwandt. </text:span></text:p>
      <text:p text:style-name="P26"/>
      <text:p text:style-name="P26"/>
      <text:p text:style-name="P26"/>
      <text:p text:style-name="P28"><text:soft-page-break/>Rebasing setzt die lokalen commits auf die Spitze von Master und führt so zu einer klaren, linearen Commit-History. Das ist in vielerlei Hinsicht <text:span text:style-name="T14">wünschenswert, kann in öffentlichen Repositories aber auch zu fatalen Problemen führen. Da beim Rebasing die Commit-Historie umgeschrieben und dies ja nur im lokalen Repository geschieht, könnte Git von da an die Zusammenarbeit mit Origin/Master verweigern mit dem Hinweis darauf, dass die Commit-History zwichen Master und Origin/Master divergiert. Dies führt zur letzten Goldenen Regel </text:span><text:span text:style-name="T8">„Rebase niemals einen öffentlichen Branch!“</text:span><text:span text:style-name="T14">.</text:span></text:p>
      <text:p text:style-name="P26"><text:span text:style-name="T16"/></text:p>
      <text:p text:style-name="P26"/>
      <text:p text:style-name="P29"/>
      <text:p text:style-name="P29">„Merging“ unterscheidet sich nicht massiv vom „Pullen“. Zunächst wird schlicht ein „Pull“ ausgeführt. Falls Origin/Master Änderungen enthält, welche wir lokal nicht besitzen, erhalten wir einen Hinweis mit Informationen über <text:span text:style-name="T15">Unterschiede zwischen beiden Repositories. GIT hat die Änderungen in den unterschiedlichen Dateien markiert und wir können mit dem editieren beginnen. Nach dem alle Konflikte bereinigt sind und alle Dateien der Staging Area hinzugefügt wurden, dann nun mit einem Commit der Merge abgeschlossen und Master gepusht werden. Das ganze sollte dann so aussehen:</text:span></text:p>
      <text:p text:style-name="P26"/>
      <text:p text:style-name="P26"/>
      <text:p text:style-name="P26"><draw:line text:anchor-type="paragraph" draw:z-index="55" draw:name="Form23" draw:style-name="gr1" draw:text-style-name="P31" svg:x1="8.407cm" svg:y1="0.415cm" svg:x2="14.995cm" svg:y2="2.135cm"><text:p/></draw:line><draw:line text:anchor-type="paragraph" draw:z-index="44" draw:name="Form16" draw:style-name="gr1" draw:text-style-name="P31" svg:x1="5.046cm" svg:y1="0.441cm" svg:x2="2.294cm" svg:y2="0.441cm"><text:p/></draw:line><draw:line text:anchor-type="paragraph" draw:z-index="43" draw:name="Form3" draw:style-name="gr1" draw:text-style-name="P31" svg:x1="2.294cm" svg:y1="0.441cm" svg:x2="4.331cm" svg:y2="2.626cm"><text:p/></draw:line><draw:custom-shape text:anchor-type="paragraph" draw:z-index="41" draw:name="Form15" draw:style-name="gr12" draw:text-style-name="P31" svg:width="2.991cm" svg:height="1.403cm" svg:x="13.566cm" svg:y="0.182cm"><text:p text:style-name="P31">Origin/Master</text:p><text:p text:style-name="P31">Merge Commit</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line text:anchor-type="paragraph" draw:z-index="40" draw:name="Form4" draw:style-name="gr1" draw:text-style-name="P31" svg:x1="2.295cm" svg:y1="0.441cm" svg:x2="0.734cm" svg:y2="0.441cm"><text:p/></draw:line><draw:custom-shape text:anchor-type="paragraph" draw:z-index="39" draw:name="Form2" draw:style-name="gr3" draw:text-style-name="P33" svg:width="0.768cm" svg:height="0.768cm" svg:x="5.046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2" draw:style-name="gr3" draw:text-style-name="P33" svg:width="0.768cm" svg:height="0.768cm" svg:x="7.639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2" draw:style-name="gr4" draw:text-style-name="P32" svg:width="0.768cm" svg:height="0.768cm" svg:x="-0.034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1" draw:style-name="gr1" draw:text-style-name="P31" svg:x1="5.813cm" svg:y1="0.414cm" svg:x2="8.406cm" svg:y2="0.414cm"><text:p/></draw:line></text:p>
      <text:p text:style-name="P26"/>
      <text:p text:style-name="P26"/>
      <text:p text:style-name="P26"/>
      <text:p text:style-name="P26"><draw:custom-shape text:anchor-type="paragraph" draw:z-index="54" draw:name="Form2" draw:style-name="gr18" draw:text-style-name="P40" svg:width="0.77cm" svg:height="0.772cm" svg:x="14.69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2" draw:style-name="gr16" draw:text-style-name="P37" svg:width="0.77cm" svg:height="0.77cm" svg:x="10.021cm" svg:y="0.21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6" draw:name="Form2" draw:style-name="gr14" draw:text-style-name="P38" svg:width="0.768cm" svg:height="0.768cm" svg:x="7.586cm" svg:y="0.2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2" draw:style-name="gr13" draw:text-style-name="P37" svg:width="0.772cm" svg:height="0.773cm" svg:x="5.017cm" svg:y="0.2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draw:line text:anchor-type="paragraph" draw:z-index="53" draw:name="Form22" draw:style-name="gr1" draw:text-style-name="P31" svg:x1="14.689cm" svg:y1="0.176cm" svg:x2="11.569cm" svg:y2="0.181cm"><text:p/></draw:line><draw:line text:anchor-type="paragraph" draw:z-index="52" draw:name="Form21" draw:style-name="gr1" draw:text-style-name="P31" svg:x1="11.569cm" svg:y1="0.182cm" svg:x2="10.788cm" svg:y2="0.182cm"><text:p/></draw:line><draw:line text:anchor-type="paragraph" draw:z-index="50" draw:name="Form19" draw:style-name="gr1" draw:text-style-name="P31" svg:x1="10.02cm" svg:y1="0.192cm" svg:x2="8.353cm" svg:y2="0.192cm"><text:p/></draw:line><draw:line text:anchor-type="paragraph" draw:z-index="49" draw:name="Form18" draw:style-name="gr1" draw:text-style-name="P31" svg:x1="5.787cm" svg:y1="0.192cm" svg:x2="7.56cm" svg:y2="0.192cm"><text:p/></draw:line><draw:line text:anchor-type="paragraph" draw:z-index="48" draw:name="Form17" draw:style-name="gr1" draw:text-style-name="P31" svg:x1="4.993cm" svg:y1="0.192cm" svg:x2="4.332cm" svg:y2="0.192cm"><text:p/></draw:line></text:p>
      <text:p text:style-name="P26"><draw:custom-shape text:anchor-type="paragraph" draw:z-index="51" draw:name="Form20" draw:style-name="gr17" draw:text-style-name="P39" svg:width="3.017cm" svg:height="1.271cm" svg:x="8.844cm" svg:y="0.42cm"><text:p text:style-name="P31">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1" svg:font-family="Arial" style:font-family-generic="swiss"/>
    <style:font-face style:name="Lucida Console1" svg:font-family="'Lucida Console'"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07T11:56:49.064000000</dc:date>
    <meta:editing-duration>PT3H24M38S</meta:editing-duration>
    <meta:editing-cycles>13</meta:editing-cycles>
    <meta:generator>LibreOffice/5.1.6.2$Windows_x86 LibreOffice_project/07ac168c60a517dba0f0d7bc7540f5afa45f0909</meta:generator>
    <meta:document-statistic meta:table-count="0" meta:image-count="0" meta:object-count="0" meta:page-count="4" meta:paragraph-count="24" meta:word-count="1028" meta:character-count="7409" meta:non-whitespace-character-count="6395"/>
  </office:meta>
</office:document-meta>
</file>